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style:font-name="Times New Roman" fo:language="ru" fo:country="RU" style:font-name-asian="Times New Roman1" style:font-name-complex="Times New Roman1"/>
    </style:style>
    <style:style style:name="T7" style:family="text">
      <style:text-properties style:font-name="Times New Roman" fo:language="ru" fo:country="RU" fo:font-style="italic" style:font-name-asian="Times New Roman1" style:font-style-asian="italic" style:font-name-complex="Times New Roman1" style:font-style-complex="italic"/>
    </style:style>
    <style:style style:name="T8" style:family="text">
      <style:text-properties style:font-name="Times New Roman" fo:language="en" fo:country="US" fo:font-style="italic" style:font-name-asian="Times New Roman1" style:font-style-asian="italic" style:font-name-complex="Times New Roman1" style:font-style-complex="italic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4pt" fo:language="ru" fo:country="RU" style:font-size-asian="14pt" style:font-size-complex="14pt"/>
    </style:style>
    <style:style style:name="T14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79cm" draw:z-index="0"><draw:image xlink:href="../../odt/images/306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<text:span text:style-name="T1">M </text:span>из <text:span text:style-name="T1">N </text:span>поэлементно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">C-</text:span>код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461cm" svg:height="1.589cm" draw:z-index="0"><draw:image xlink:href="../../odt/images/306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2" office:value-type="string">
            <text:p text:style-name="P2">на схеме</text:p>
          </table:table-cell>
          <table:table-cell table:style-name="Table1.B1" office:value-type="string">
            <text:p text:style-name="Text_20_body"/>
          </table:table-cell>
        </table:table-row>
        <table:table-row table:style-name="Table1.3">
          <table:table-cell table:style-name="Table1.A5" table:number-columns-spanned="2" office:value-type="string">
            <text:p text:style-name="Text_20_body"><text:span text:style-name="T6">Блок является аналогом логического блока </text:span><text:span text:style-name="T8">M </text:span><text:span text:style-name="T7">из </text:span><text:span text:style-name="T8">N</text:span><text:span text:style-name="T6">,</text:span><text:span text:style-name="T9"> </text:span><text:span text:style-name="T10">векторизован</text:span><text:span text:style-name="T9"> и </text:span><text:span text:style-name="T6">выполняет операцию мажорирования по следующему алгоритму:</text:span></text:p>
            <text:p text:style-name="Text_20_body">Обозначения входных и выходных сигналов:</text:p>
            <text:p text:style-name="Text_20_body"><text:span text:style-name="T3"><draw:frame draw:style-name="fr3" draw:name="Объект3" text:anchor-type="as-char" svg:width="2.91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3">— выходной вектор и </text:span><text:span text:style-name="T1">i-</text:span><text:span text:style-name="T3">й элемент выходного вектора.</text:span></text:p>
            <text:p text:style-name="Text_20_body"><text:span text:style-name="T3"><draw:frame draw:style-name="fr3" draw:name="Объект5" text:anchor-type="as-char" svg:width="4.75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— входные векторы.</text:span></text:p>
            <text:p text:style-name="Text_20_body"><text:span text:style-name="T3"><draw:frame draw:style-name="fr3" draw:name="Объект8" text:anchor-type="as-char" svg:width="0.725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">— параметр для сравнения с общим числом входов</text:span><text:span text:style-name="T3"><draw:frame draw:style-name="fr3" draw:name="Объект9" text:anchor-type="as-char" svg:width="0.639cm" svg:height="0.549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3">.</text:span></text:p>
            <text:p text:style-name="Text_20_body"><text:span text:style-name="T3"><draw:frame draw:style-name="fr3" draw:name="Объект1" text:anchor-type="as-char" svg:width="0.818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— </text:span><text:span text:style-name="T1">i-</text:span><text:span text:style-name="T3">й элемент </text:span><text:span text:style-name="T1">1-</text:span><text:span text:style-name="T3">ого входного вектора </text:span><text:span text:style-name="T1">(</text:span><text:span text:style-name="T3">и т.д.</text:span><text:span text:style-name="T1">)</text:span></text:p>
            <text:p text:style-name="Text_20_body"><text:span text:style-name="T3">Размерности векторов входов и выхода </text:span><text:span text:style-name="T4">должны быть равны</text:span><text:span text:style-name="T3">. </text:span></text:p>
            <text:p text:style-name="Text_20_body"><text:span text:style-name="T3"><draw:frame draw:style-name="fr3" draw:name="Объект2" text:anchor-type="as-char" svg:width="1.094cm" svg:height="0.549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— число сигналов в векторах входов (и выхода).</text:span></text:p>
            <text:p text:style-name="Text_20_body"><text:span text:style-name="T11">Алгоритм</text:span> блока:</text:p>
            <text:p text:style-name="Text_20_body"><draw:frame draw:style-name="fr3" draw:name="Объект6" text:anchor-type="as-char" svg:width="9.103cm" svg:height="4.854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text:p text:style-name="Text_20_body">Таким образом, на выходе <text:span text:style-name="T11">по каждому</text:span><text:span text:style-name="T12"> из </text:span><text:span text:style-name="T2">i</text:span><text:span text:style-name="T5"> (по каждому из сигналов вход</text:span>ных векторов) формируется логическая 1, если <draw:frame draw:style-name="fr3" draw:name="Объект4" text:anchor-type="as-char" svg:width="1.51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1">(</text:span><text:span text:style-name="T3">количество ненулевых </text:span><text:span text:style-name="T1">i-</text:span><text:span text:style-name="T3">ых сигналов во входных векторах превышает параметр</text:span><text:span text:style-name="T3"><draw:frame draw:style-name="fr3" draw:name="Объект10" text:anchor-type="as-char" svg:width="0.725cm" svg:height="0.549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">)</text:span><text:span text:style-name="T3">. Если</text:span><text:span text:style-name="T3"><draw:frame draw:style-name="fr3" draw:name="Объект7" text:anchor-type="as-char" svg:width="1.51cm" svg:height="0.549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">то на выходе формируется логический 0 (по каждому из </text:span><text:span text:style-name="T1">i-</text:span><text:span text:style-name="T3">ых элементов).</text:span></text:p>
            <text:p text:style-name="Text_20_body"><text:span text:style-name="T11">Свойства</text:span>:</text:p>
            <text:list xml:id="list7576362292589431444" text:style-name="L1">
              <text:list-item>
                <text:p text:style-name="P4"><text:span text:style-name="T13">Количество портов — натуральное число</text:span><text:span text:style-name="T13"><draw:frame draw:style-name="fr3" draw:name="Объект11" text:anchor-type="as-char" svg:width="0.639cm" svg:height="0.549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3">.</text:span></text:p>
              </text:list-item>
              <text:list-item>
                <text:p text:style-name="P4"><text:span text:style-name="T13">Число входных </text:span><text:span text:style-name="T14">True </text:span><text:span text:style-name="T13">для срабатывания — натуральное число</text:span><text:span text:style-name="T13"><draw:frame draw:style-name="fr3" draw:name="Объект12" text:anchor-type="as-char" svg:width="0.725cm" svg:height="0.549cm" draw:z-index="0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3">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 из N поэлементное</dc:title>
    <dc:date>2012-03-30T16:18:20.10</dc:date>
    <meta:generator>OpenOffice_Beta/4.1.0$Win32 OpenOffice.org_project/410m14$Build-9760</meta:generator>
    <meta:editing-duration>PT2H8M33S</meta:editing-duration>
    <meta:editing-cycles>41</meta:editing-cycles>
    <meta:document-statistic meta:table-count="1" meta:image-count="2" meta:object-count="12" meta:page-count="1" meta:paragraph-count="20" meta:word-count="138" meta:character-count="881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i/>
      <mi>и</mi>
      <mi/>
      <msub>
        <mi>y</mi>
        <mi>i</mi>
      </msub>
      <mrow>
        <mo stretchy="false">(</mo>
        <mrow>
          <mi>t</mi>
        </mrow>
        <mo stretchy="false">)</mo>
      </mrow>
    </mrow>
    <annotation encoding="StarMath 5.0">y(t)~и~y_i(t)</annotation>
  </semantics>
</math>
</file>

<file path=Object 10/content.xml><?xml version="1.0" encoding="utf-8"?>
<math xmlns="http://www.w3.org/1998/Math/MathML">
  <semantics>
    <mrow>
      <mi>M</mi>
    </mrow>
    <annotation encoding="StarMath 5.0">M</annotation>
  </semantics>
</math>
</file>

<file path=Object 11/content.xml><?xml version="1.0" encoding="utf-8"?>
<math xmlns="http://www.w3.org/1998/Math/MathML">
  <semantics>
    <mrow>
      <mi>N</mi>
    </mrow>
    <annotation encoding="StarMath 5.0">N</annotation>
  </semantics>
</math>
</file>

<file path=Object 12/content.xml><?xml version="1.0" encoding="utf-8"?>
<math xmlns="http://www.w3.org/1998/Math/MathML">
  <semantics>
    <mrow>
      <mi>M</mi>
    </mrow>
    <annotation encoding="StarMath 5.0">M</annotation>
  </semantics>
</math>
</file>

<file path=Object 2/content.xml><?xml version="1.0" encoding="utf-8"?>
<math xmlns="http://www.w3.org/1998/Math/MathML">
  <semantics>
    <mrow>
      <msub>
        <mi>u</mi>
        <mrow>
          <mn>1,</mn>
          <mi>i</mi>
        </mrow>
      </msub>
    </mrow>
    <annotation encoding="StarMath 5.0">u_{1,i}</annotation>
  </semantics>
</math>
</file>

<file path=Object 3/content.xml><?xml version="1.0" encoding="utf-8"?>
<math xmlns="http://www.w3.org/1998/Math/MathML">
  <semantics>
    <mrow>
      <mi mathvariant="italic">Dim</mi>
    </mrow>
    <annotation encoding="StarMath 5.0">Dim</annotation>
  </semantics>
</math>
</file>

<file path=Object 4/content.xml><?xml version="1.0" encoding="utf-8"?>
<math xmlns="http://www.w3.org/1998/Math/MathML">
  <semantics>
    <mrow>
      <mrow>
        <mi>C</mi>
        <mo stretchy="false">≥</mo>
        <mi>M</mi>
      </mrow>
    </mrow>
    <annotation encoding="StarMath 5.0">C &gt;= M</annotation>
  </semantics>
</math>
</file>

<file path=Object 5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  <mi/>
      <mn>...</mn>
      <mi/>
      <msub>
        <mi>u</mi>
        <mi>N</mi>
      </msub>
      <mrow>
        <mo stretchy="false">(</mo>
        <mrow>
          <mi>t</mi>
        </mrow>
        <mo stretchy="false">)</mo>
      </mrow>
    </mrow>
    <annotation encoding="StarMath 5.0">u_1(t),~u_2(t)~...~u_N(t)</annotation>
  </semantics>
</math>
</file>

<file path=Object 6/content.xml><?xml version="1.0" encoding="utf-8"?>
<math xmlns="http://www.w3.org/1998/Math/MathML">
  <semantics>
    <mtable>
      <mtr>
        <mtd>
          <mrow>
            <mi mathvariant="italic">for</mi>
            <mi/>
            <mrow>
              <mo stretchy="false">(</mo>
              <mrow>
                <mrow>
                  <mi>i</mi>
                  <mo stretchy="false">=</mo>
                  <mn>1,</mn>
                </mrow>
                <mi mathvariant="italic">Dim</mi>
              </mrow>
              <mo stretchy="false">)</mo>
            </mrow>
            <mi/>
            <mi mathvariant="italic">do</mi>
            <mi/>
            <mi mathvariant="italic">begin</mi>
          </mrow>
        </mtd>
      </mtr>
      <mtr>
        <mtd>
          <mrow>
            <mi/>
            <mrow>
              <mi>C</mi>
              <mo stretchy="false">=</mo>
              <mn>0</mn>
            </mrow>
          </mrow>
        </mtd>
      </mtr>
      <mtr>
        <mtd>
          <mrow>
            <mi/>
            <mi mathvariant="italic">if</mi>
            <mi/>
            <mrow>
              <mo stretchy="false">(</mo>
              <mrow>
                <mrow>
                  <msub>
                    <mi>u</mi>
                    <mrow>
                      <mn>1,</mn>
                      <mi>i</mi>
                    </mrow>
                  </msub>
                  <mo stretchy="false">&gt;</mo>
                  <mn>0</mn>
                </mrow>
              </mrow>
              <mo stretchy="false">)</mo>
            </mrow>
            <mi/>
            <mi mathvariant="italic">then</mi>
            <mi/>
            <mrow>
              <mi>C</mi>
              <mo stretchy="false">=</mo>
              <mrow>
                <mi>C</mi>
                <mo stretchy="false">+</mo>
                <mn>1</mn>
              </mrow>
            </mrow>
            <mi>;</mi>
          </mrow>
        </mtd>
      </mtr>
      <mtr>
        <mtd>
          <mrow>
            <mi/>
            <mi mathvariant="italic">if</mi>
            <mi/>
            <mrow>
              <mo stretchy="false">(</mo>
              <mrow>
                <mrow>
                  <msub>
                    <mi>u</mi>
                    <mrow>
                      <mn>2,</mn>
                      <mi>i</mi>
                    </mrow>
                  </msub>
                  <mo stretchy="false">&gt;</mo>
                  <mn>0</mn>
                </mrow>
              </mrow>
              <mo stretchy="false">)</mo>
            </mrow>
            <mi/>
            <mi mathvariant="italic">then</mi>
            <mi/>
            <mrow>
              <mi>C</mi>
              <mo stretchy="false">=</mo>
              <mrow>
                <mi>C</mi>
                <mo stretchy="false">+</mo>
                <mn>1</mn>
              </mrow>
            </mrow>
            <mi>;</mi>
          </mrow>
        </mtd>
      </mtr>
      <mtr>
        <mtd>
          <mrow>
            <mi/>
            <mn>...</mn>
          </mrow>
        </mtd>
      </mtr>
      <mtr>
        <mtd>
          <mrow>
            <mi/>
            <mi mathvariant="italic">if</mi>
            <mi/>
            <mrow>
              <mo stretchy="false">(</mo>
              <mrow>
                <mrow>
                  <msub>
                    <mi>u</mi>
                    <mrow>
                      <mi>N</mi>
                      <mi>,</mi>
                      <mi>i</mi>
                    </mrow>
                  </msub>
                  <mo stretchy="false">&gt;</mo>
                  <mn>0</mn>
                </mrow>
              </mrow>
              <mo stretchy="false">)</mo>
            </mrow>
            <mi/>
            <mi mathvariant="italic">then</mi>
            <mi/>
            <mrow>
              <mi>C</mi>
              <mo stretchy="false">=</mo>
              <mrow>
                <mi>C</mi>
                <mo stretchy="false">+</mo>
                <mn>1</mn>
              </mrow>
            </mrow>
            <mi>;</mi>
          </mrow>
        </mtd>
      </mtr>
      <mtr>
        <mtd>
          <mrow>
            <mi/>
            <mi mathvariant="italic">if</mi>
            <mi/>
            <mrow>
              <mo stretchy="false">(</mo>
              <mrow>
                <mrow>
                  <mi>C</mi>
                  <mo stretchy="false">≥</mo>
                  <mi>M</mi>
                </mrow>
              </mrow>
              <mo stretchy="false">)</mo>
            </mrow>
            <mi/>
            <mi mathvariant="italic">then</mi>
            <mi/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n>1</mn>
            </mrow>
            <mi/>
            <mi mathvariant="italic">else</mi>
            <mi/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n>0</mn>
            </mrow>
            <mi>;</mi>
          </mrow>
        </mtd>
      </mtr>
      <mtr>
        <mtd>
          <mrow>
            <mi mathvariant="italic">end</mi>
            <mi>;</mi>
          </mrow>
        </mtd>
      </mtr>
    </mtable>
    <annotation encoding="StarMath 5.0">alignl for~(i = 1, Dim)~do~begin
newline
alignl~C = 0
newline
alignl~if~(u_{1,i} &gt; 0)~then~C = C + 1;
newline
alignl~if~(u_{2,i} &gt; 0)~then~C = C + 1;
newline
alignl~...
newline
alignl~if~(u_{N,i} &gt; 0)~then~C = C + 1;
newline
alignl~if~(C &gt;= M)~then~y_i(t) = 1~else~y_i(t) = 0;
newline
alignl end;</annotation>
  </semantics>
</math>
</file>

<file path=Object 7/content.xml><?xml version="1.0" encoding="utf-8"?>
<math xmlns="http://www.w3.org/1998/Math/MathML">
  <semantics>
    <mrow>
      <mrow>
        <mi>C</mi>
        <mo stretchy="false">&lt;</mo>
        <mi>M</mi>
      </mrow>
    </mrow>
    <annotation encoding="StarMath 5.0">C &lt; M</annotation>
  </semantics>
</math>
</file>

<file path=Object 8/content.xml><?xml version="1.0" encoding="utf-8"?>
<math xmlns="http://www.w3.org/1998/Math/MathML">
  <semantics>
    <mrow>
      <mi>M</mi>
    </mrow>
    <annotation encoding="StarMath 5.0">M</annotation>
  </semantics>
</math>
</file>

<file path=Object 9/content.xml><?xml version="1.0" encoding="utf-8"?>
<math xmlns="http://www.w3.org/1998/Math/MathML">
  <semantics>
    <mrow>
      <mi>N</mi>
    </mrow>
    <annotation encoding="StarMath 5.0">N</annotation>
  </semantics>
</math>
</file>